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d45e5" officeooo:paragraph-rsid="000d45e5"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Arial1" fo:font-size="15pt" style:text-underline-style="none" fo:font-weight="normal" officeooo:rsid="000d45e5" officeooo:paragraph-rsid="000d45e5" style:font-size-asian="13.1000003814697pt" style:font-weight-asian="normal" style:font-size-complex="15pt" style:font-weight-complex="normal"/>
    </style:style>
    <style:style style:name="P3" style:family="paragraph" style:parent-style-name="Standard">
      <style:paragraph-properties fo:text-align="center" style:justify-single-word="false"/>
      <style:text-properties style:font-name="Arial1" fo:font-size="15pt" style:text-underline-style="none" fo:font-weight="normal" officeooo:rsid="000d45e5" officeooo:paragraph-rsid="000d45e5" style:font-size-asian="13.1000003814697pt" style:font-weight-asian="normal" style:font-size-complex="15pt" style:font-weight-complex="normal"/>
    </style:style>
    <style:style style:name="P4" style:family="paragraph" style:parent-style-name="Standard">
      <style:paragraph-properties fo:text-align="center" style:justify-single-word="false"/>
      <style:text-properties style:font-name="Arial1" fo:font-size="15pt" style:text-underline-style="solid" style:text-underline-width="auto" style:text-underline-color="font-color" fo:font-weight="bold" officeooo:rsid="000d45e5" officeooo:paragraph-rsid="000d45e5"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d45e5" officeooo:paragraph-rsid="000d45e5"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f3088" officeooo:paragraph-rsid="000f3088"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5pt" style:text-underline-style="solid" style:text-underline-width="auto" style:text-underline-color="font-color" fo:font-weight="bold" officeooo:rsid="000d45e5" officeooo:paragraph-rsid="000f3088"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f3088" officeooo:paragraph-rsid="000f3088"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5pt" style:text-underline-style="solid" style:text-underline-width="auto" style:text-underline-color="font-color" fo:font-weight="bold" officeooo:rsid="000d45e5" officeooo:paragraph-rsid="000f3088"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style:font-name="Arial1" fo:font-size="15pt" style:text-underline-style="solid" style:text-underline-width="auto" style:text-underline-color="font-color" fo:font-weight="bold" officeooo:rsid="000f3088" officeooo:paragraph-rsid="000f3088" style:font-size-asian="13.1000003814697pt" style:font-weight-asian="bold" style:font-size-complex="15pt" style:font-weight-complex="bold"/>
    </style:style>
    <style:style style:name="P11" style:family="paragraph" style:parent-style-name="Standard" style:list-style-name="L1">
      <style:paragraph-properties fo:text-align="start" style:justify-single-word="false"/>
      <style:text-properties style:font-name="Arial1" fo:font-size="15pt" style:text-underline-style="none" fo:font-weight="normal" officeooo:rsid="000f3088" officeooo:paragraph-rsid="000f3088"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style:font-name="Arial1" fo:font-size="15pt" style:text-underline-style="none" fo:font-weight="normal" officeooo:rsid="000f3088" officeooo:paragraph-rsid="000f3088" style:font-size-asian="13.1000003814697pt" style:font-weight-asian="normal" style:font-size-complex="15pt" style:font-weight-complex="normal"/>
    </style:style>
    <style:style style:name="P13" style:family="paragraph" style:parent-style-name="Standard" style:list-style-name="L1">
      <style:paragraph-properties fo:text-align="start" style:justify-single-word="false"/>
      <style:text-properties style:font-name="Arial1" fo:font-size="15pt" style:text-underline-style="none" fo:font-weight="normal" officeooo:rsid="000f7437" officeooo:paragraph-rsid="000f7437" style:font-size-asian="13.1000003814697pt" style:font-weight-asian="normal" style:font-size-complex="15pt" style:font-weight-complex="normal"/>
    </style:style>
    <style:style style:name="P14" style:family="paragraph" style:parent-style-name="Standard" style:list-style-name="L2">
      <style:paragraph-properties fo:text-align="start" style:justify-single-word="false"/>
      <style:text-properties style:font-name="Arial1" fo:font-size="15pt" style:text-underline-style="none" fo:font-weight="normal" officeooo:rsid="000f7437" officeooo:paragraph-rsid="000f7437"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style:font-name="Arial1" fo:font-size="15pt" style:text-underline-style="none" fo:font-weight="normal" officeooo:rsid="000f7437" officeooo:paragraph-rsid="000f7437" style:font-size-asian="13.1000003814697pt" style:font-weight-asian="normal" style:font-size-complex="15pt" style:font-weight-complex="normal"/>
    </style:style>
    <style:style style:name="P16" style:family="paragraph" style:parent-style-name="Standard" style:list-style-name="L2">
      <style:paragraph-properties fo:text-align="start" style:justify-single-word="false"/>
      <style:text-properties style:font-name="Arial1" fo:font-size="15pt" style:text-underline-style="none" fo:font-weight="normal" officeooo:rsid="00111ca8" officeooo:paragraph-rsid="00111ca8"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style:font-name="Arial1" fo:font-size="15pt" style:text-underline-style="none" fo:font-weight="normal" officeooo:rsid="00111ca8" officeooo:paragraph-rsid="00111ca8" style:font-size-asian="13.1000003814697pt" style:font-weight-asian="normal" style:font-size-complex="15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officeooo:rsid="00111ca8"/>
    </style:style>
    <style:style style:name="T4" style:family="text">
      <style:text-properties officeooo:rsid="000f743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text:p>
      <text:p text:style-name="P2">_________________________________________________________</text:p>
      <text:p text:style-name="P2"/>
      <text:p text:style-name="P3">Gaming Heaven<text:line-break/>_________________________________________________________</text:p>
      <text:p text:style-name="P3"/>
      <text:p text:style-name="P3"/>
      <text:p text:style-name="P1">Descripción</text:p>
      <text:p text:style-name="P4"><text:span text:style-name="T1">_________________________________________________________</text:span></text:p>
      <text:p text:style-name="P4"><text:span text:style-name="T1"/></text:p>
      <text:p text:style-name="P5"><text:span text:style-name="T1">El proyecto consistirá en una página web que consumirá una API con el objetivo de dar a conocer videojuegos gratuitos con un formato similar al de Steam, es decir, un listado de todos los videojuegos que se pueden buscar mediante filtros en caso de querer acotar los resultados, pero sin sistema de compras. No es una biblioteca de videojuegos.</text:span></text:p>
      <text:p text:style-name="P5"><text:span text:style-name="T1"/></text:p>
      <text:p text:style-name="P5"><text:span text:style-name="T1">Se podrán visualizar los likes asociados a dichos videojuegos otorgados por los usuarios de la aplicación web del mismo modo que fotografías, un vídeo embebido obtenido a través de la API de youtube y comentarios dentro de cada videojuego escritos por los mismos usuarios.</text:span></text:p>
      <text:p text:style-name="P5"><text:span text:style-name="T1"/></text:p>
      <text:p text:style-name="P5"><text:span text:style-name="T1">Además se podrá personalizar el perfil del usuario con una foto, cambio de nickname, descripción y se podrán visualizar los juegos marcados como favoritos que serán públicos ante otros usuarios.<text:line-break/><text:line-break/>Por último tendrá un apartado social donde estarán todos los perfiles, que son públicos, listados. Esto con el objetivo de que la gente pueda conocer los gustos de otras personas viendo sus juegos marcados como favoritos junto con la descripción del usuario en cuestión.</text:span></text:p>
      <text:p text:style-name="P5"><text:span text:style-name="T1"/></text:p>
      <text:p text:style-name="P6"><text:span text:style-name="T1">__________________________________________________________________</text:span></text:p>
      <text:p text:style-name="P6"><text:span text:style-name="T1"/></text:p>
      <text:p text:style-name="P7"><text:span text:style-name="T1"/></text:p>
      <text:p text:style-name="P8">Transversavilidad</text:p>
      <text:p text:style-name="P9"><text:span text:style-name="T1">_________________________________________________________</text:span></text:p>
      <text:p text:style-name="P9"><text:span text:style-name="T1"/></text:p>
      <text:p text:style-name="P10">ODAW1</text:p>
      <text:p text:style-name="P10"/>
      <text:list text:style-name="L1">
        <text:list-item>
          <text:p text:style-name="P11">Bases de datos: Utilizaré una base de datos <text:span text:style-name="T2">MySQL</text:span> en conjunto con Dbeaver como SGBD.</text:p>
        </text:list-item>
      </text:list>
      <text:p text:style-name="P12"/>
      <text:p text:style-name="P12"/>
      <text:list text:continue-numbering="true" text:style-name="L1">
        <text:list-item>
          <text:p text:style-name="P11"><text:soft-page-break/>Contornos de des<text:span text:style-name="T3">arrollo</text:span>: <text:span text:style-name="T4">Preparación de los IDEs (IntelliJ IDEA Community y VS Code) e inicialización del proyecto (Springboot).</text:span></text:p>
        </text:list-item>
      </text:list>
      <text:p text:style-name="P12"/>
      <text:list text:continue-numbering="true" text:style-name="L1">
        <text:list-item>
          <text:p text:style-name="P13">Lenguaje de marcas: Uso de HTML para la web junto con Thymeleaf, CSS y JSON para las APIS.</text:p>
        </text:list-item>
      </text:list>
      <text:p text:style-name="P12"/>
      <text:p text:style-name="P12"><text:s/></text:p>
      <text:list text:style-name="L2">
        <text:list-item>
          <text:p text:style-name="P14">Programación: Usaré Java con Springboot para el backend.</text:p>
        </text:list-item>
      </text:list>
      <text:p text:style-name="P15"/>
      <text:p text:style-name="P15"/>
      <text:list text:continue-numbering="true" text:style-name="L2">
        <text:list-item>
          <text:p text:style-name="P14">Sistemas informáticos: <text:span text:style-name="T3">Red local donde alojar mi web.</text:span></text:p>
        </text:list-item>
      </text:list>
      <text:p text:style-name="P15"/>
      <text:p text:style-name="P15"/>
      <text:list text:continue-numbering="true" text:style-name="L2">
        <text:list-item>
          <text:p text:style-name="P16">Desarrollo web en contorno cliente: Utilización de Javascript para las peticiones a las APIs y para parte de la comunicación con el HTML.</text:p>
        </text:list-item>
      </text:list>
      <text:p text:style-name="P17"/>
      <text:p text:style-name="P17"/>
      <text:list text:continue-numbering="true" text:style-name="L2">
        <text:list-item>
          <text:p text:style-name="P16">Desarrollo web en contorno servidor: Encriptación de datos personales, comunicación con la base de datos y uso de formularios</text:p>
        </text:list-item>
      </text:list>
      <text:p text:style-name="P17"/>
      <text:p text:style-name="P17"/>
      <text:list text:continue-numbering="true" text:style-name="L2">
        <text:list-item>
          <text:p text:style-name="P16">Diseño de interfaces: Uso de una paleta de colores y principios de UI y UX.</text:p>
        </text:list-item>
      </text:list>
      <text:p text:style-name="P17"/>
      <text:p text:style-name="P17"/>
      <text:list text:continue-numbering="true" text:style-name="L2">
        <text:list-item>
          <text:p text:style-name="P16">Despliegue de aplicaciones web: Despliegue de la aplicación con Tomcat en local y posiblemente una dockerización del proyecto.</text:p>
        </text:list-item>
      </text:list>
      <text:p text:style-name="P17"/>
      <text:p text:style-name="P17"/>
      <text:list text:continue-numbering="true" text:style-name="L2">
        <text:list-item>
          <text:p text:style-name="P16">Empresa e iniciativa emprendedora: Planificación de la idea del proyecto, cálculo del gasto estimado y diagrama de Gantt para la gestión del tiemp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d45e5" officeooo:paragraph-rsid="000d45e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Ciro Ienco Montenegro<text:tab/><text:tab/>ODAW2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1T11:42:52.662000000</meta:creation-date>
    <dc:date>2025-03-21T12:30:53.567000000</dc:date>
    <meta:editing-duration>PT7M</meta:editing-duration>
    <meta:editing-cycles>1</meta:editing-cycles>
    <meta:document-statistic meta:table-count="0" meta:image-count="0" meta:object-count="0" meta:page-count="2" meta:paragraph-count="24" meta:word-count="367" meta:character-count="2491" meta:non-whitespace-character-count="2154"/>
    <meta:generator>LibreOffice/24.8.5.2$Windows_X86_64 LibreOffice_project/fddf2685c70b461e7832239a0162a77216259f22</meta:generator>
  </office:meta>
</office:document-meta>
</file>